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voice Details:<text:line-break/><text:line-break/>Booking Date: {{BookingDate}}<text:line-break/>Travel End Date: {{TravelEndDate}}<text:line-break/>Number of People: {{NumberOfPeople}}<text:line-break/>Total Cost: {{TotalCost}}<text:line-break/><text:line-break/>Customer Information:<text:line-break/>First Name: {{FirstName}}<text:line-break/>Last Name: {{LastName}}<text:line-break/>Email: {{Email}}<text:line-break/>Phone Number: {{PhoneNumber}}<text:line-break/><text:line-break/>Thank you for your reservation!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8T23:44:34.845000000</dc:date>
    <meta:editing-duration>PT5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34" meta:character-count="299" meta:non-whitespace-character-count="262"/>
  </office:meta>
</office:document-meta>
</file>